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61d" officeooo:paragraph-rsid="0005b6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Leyenda de San Andrés de Teixido</text:p>
      <text:p text:style-name="P1">La Leyenda</text:p>
      <text:p text:style-name="P1">El santuario de San Andrés de Teixido está en “O cabo do mundo”, en el lugar más apartado de todos los caminos, allí donde acaba toda la tierra habitada y al pie de la sierra que termina en el cabo Ortegal.[...] Los caminos que conducían a Teixido eran ásperos y peligrosos antes de que hubiera carretera.</text:p>
      <text:p text:style-name="P1">No obstante, es necesario que todo hombre[...] haga, por lo menos una vez en la vida, la peregrinación a San Andrés de Teixido. El que no lo haga durante su vida, tendrá que hacerla después de muerto.</text:p>
      <text:p text:style-name="P1">Los peregrinos que se dirigían hacia allí por aquellos difíciles caminos llevaban una piedra cada uno, cuanto más pesada mejor, para dejar en los amilladoiros [...]</text:p>
      <text:p text:style-name="P1">El Origen</text:p>
      <text:p text:style-name="P1">El apóstol san Andrés estaba muy triste de ver las ingentes multitudes que de todos los rincones del mundo, de todas las naciones [...] venían a visitar el sepulcro de su compañero y coapóstol, el señor Santiago, sin que los detuvieran distancias, trabajos ni penalidades de ningún género, mientras que su santuario, propicio a todos los milagros, estaba siempre solo y abandonado, sin que nadie acudiese a él.</text:p>
      <text:p text:style-name="P1">Este olvido y esta soledad le causaban una inmensa pena; tanto, que no hacía más que pensar en ello y vagar por los caminos lamentando en lo profundo de su corazón los desdenes de los devotos.</text:p>
      <text:p text:style-name="P1">En una de sus solitarias caminatas se encontró de pronto con Nuestro Señor Jesucristo, que venía por el mismo camino. El Señor [...] le preguntó por qué estaba tan triste [...]</text:p>
      <text:p text:style-name="P1">-Maestro: estoy triste porque, mientras todos van a visitar a tu discípulo Santiago [...] nadie viene a mi santuario, [...], como si yo fuese menos fiel discípulo tuyo y menos celoso del bien de los pobres.</text:p>
      <text:p text:style-name="P1">[...] compadecido de su discípulo, le dijo:</text:p>
      <text:p text:style-name="P1">-Bien dices, Andrés, que no eres ni has de ser menos que Santiago. De hoy en adelante <text:s/>[...] nadie entrará en el cielo sin que haya visitado tu santuario a lo menos una vez en la vida, y el que no lo haya hecho de vivo tendrá que hacerlo de muerto.</text:p>
      <text:p text:style-name="P1">Y así fue. Por eso desde entonces se dice: </text:p>
      <text:p text:style-name="P1">A San Andrés de Teixido vai de morto o que non vai de v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2:25:26.069000000</meta:creation-date>
    <dc:date>2017-01-06T22:25:58.906000000</dc:date>
    <meta:editing-duration>P0D</meta:editing-duration>
    <meta:editing-cycles>1</meta:editing-cycles>
    <meta:document-statistic meta:table-count="0" meta:image-count="0" meta:object-count="0" meta:page-count="1" meta:paragraph-count="14" meta:word-count="382" meta:character-count="2099" meta:non-whitespace-character-count="1729"/>
    <meta:generator>LibreOffice/4.2.4.2$Windows_x86 LibreOffice_project/63150712c6d317d27ce2db16eb94c2f3d7b699f8</meta:generator>
  </office:meta>
</office:document-meta>
</file>